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8" table:formula="of:=SUM([.H4:.AL4])" table:style-name="ce23">
            <text:p>8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3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8" table:formula="of:=SUM([.H8:.AL8])" table:style-name="ce23">
            <text:p>8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03T16:38:43Z</dc:date>
    <meta:editing-cycles>1</meta:editing-cycles>
    <meta:editing-duration>PT21S</meta:editing-duration>
  </office:meta>
</office:document-meta>
</file>